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officeooo:rsid="001032fe" officeooo:paragraph-rsid="0011abfe"/>
    </style:style>
    <style:style style:name="P4" style:family="paragraph" style:parent-style-name="Text_20_body">
      <style:text-properties officeooo:rsid="001544bb" officeooo:paragraph-rsid="001544bb"/>
    </style:style>
    <style:style style:name="P5" style:family="paragraph" style:parent-style-name="Text_20_body">
      <style:text-properties officeooo:rsid="001544bb" officeooo:paragraph-rsid="0016c967"/>
    </style:style>
    <style:style style:name="P6" style:family="paragraph" style:parent-style-name="Text_20_body">
      <style:text-properties officeooo:rsid="001573e3" officeooo:paragraph-rsid="001573e3"/>
    </style:style>
    <style:style style:name="P7" style:family="paragraph" style:parent-style-name="Text_20_body">
      <style:text-properties fo:font-weight="bold" officeooo:rsid="00165003" officeooo:paragraph-rsid="001573e3" style:font-weight-asian="bold" style:font-weight-complex="bold"/>
    </style:style>
    <style:style style:name="P8" style:family="paragraph" style:parent-style-name="Text_20_body">
      <style:text-properties fo:font-weight="bold" officeooo:rsid="00165003" officeooo:paragraph-rsid="00265c4f" style:font-weight-asian="bold" style:font-weight-complex="bold"/>
    </style:style>
    <style:style style:name="P9" style:family="paragraph" style:parent-style-name="Text_20_body">
      <style:text-properties fo:font-weight="bold" officeooo:rsid="00265c4f" officeooo:paragraph-rsid="00265c4f" style:font-weight-asian="bold" style:font-weight-complex="bold"/>
    </style:style>
    <style:style style:name="P10" style:family="paragraph" style:parent-style-name="Text_20_body">
      <style:text-properties fo:font-weight="bold" officeooo:rsid="00265c4f" officeooo:paragraph-rsid="002fdb8c" style:font-weight-asian="bold" style:font-weight-complex="bold"/>
    </style:style>
    <style:style style:name="P11" style:family="paragraph" style:parent-style-name="Text_20_body">
      <style:text-properties fo:font-weight="bold" officeooo:rsid="00278d05" officeooo:paragraph-rsid="00278d05" style:font-weight-asian="bold" style:font-weight-complex="bold"/>
    </style:style>
    <style:style style:name="P12" style:family="paragraph" style:parent-style-name="Text_20_body">
      <style:text-properties fo:font-weight="bold" officeooo:rsid="002eba1f" officeooo:paragraph-rsid="002eba1f" style:font-weight-asian="bold" style:font-weight-complex="bold"/>
    </style:style>
    <style:style style:name="P13" style:family="paragraph" style:parent-style-name="Text_20_body">
      <style:text-properties fo:font-weight="bold" officeooo:rsid="002fdb8c" officeooo:paragraph-rsid="002fdb8c" style:font-weight-asian="bold" style:font-weight-complex="bold"/>
    </style:style>
    <style:style style:name="P14" style:family="paragraph" style:parent-style-name="Text_20_body">
      <style:text-properties fo:font-weight="bold" officeooo:rsid="0030b4e0" officeooo:paragraph-rsid="0030b4e0" style:font-weight-asian="bold" style:font-weight-complex="bold"/>
    </style:style>
    <style:style style:name="P15" style:family="paragraph" style:parent-style-name="Text_20_body">
      <style:text-properties officeooo:rsid="0016c967" officeooo:paragraph-rsid="001544bb"/>
    </style:style>
    <style:style style:name="P16" style:family="paragraph" style:parent-style-name="Text_20_body">
      <style:text-properties officeooo:rsid="0016c967" officeooo:paragraph-rsid="0016c967"/>
    </style:style>
    <style:style style:name="P17" style:family="paragraph" style:parent-style-name="Text_20_body">
      <style:text-properties fo:font-weight="normal" officeooo:rsid="00265c4f" officeooo:paragraph-rsid="00265c4f" style:font-weight-asian="normal" style:font-weight-complex="normal"/>
    </style:style>
    <style:style style:name="P18" style:family="paragraph" style:parent-style-name="Text_20_body">
      <style:text-properties fo:font-weight="normal" officeooo:rsid="00265c4f" officeooo:paragraph-rsid="002fdb8c" style:font-weight-asian="normal" style:font-weight-complex="normal"/>
    </style:style>
    <style:style style:name="P19" style:family="paragraph" style:parent-style-name="Text_20_body">
      <style:text-properties fo:font-weight="normal" officeooo:rsid="00278d05" officeooo:paragraph-rsid="00278d05" style:font-weight-asian="normal" style:font-weight-complex="normal"/>
    </style:style>
    <style:style style:name="P20" style:family="paragraph" style:parent-style-name="Text_20_body">
      <style:text-properties fo:font-weight="normal" officeooo:rsid="002eba1f" officeooo:paragraph-rsid="002eba1f" style:font-weight-asian="normal" style:font-weight-complex="normal"/>
    </style:style>
    <style:style style:name="P21" style:family="paragraph" style:parent-style-name="Text_20_body">
      <style:text-properties fo:font-weight="normal" officeooo:rsid="0030b4e0" officeooo:paragraph-rsid="0030b4e0" style:font-weight-asian="normal" style:font-weight-complex="normal"/>
    </style:style>
    <style:style style:name="P22" style:family="paragraph" style:parent-style-name="Text_20_body">
      <style:paragraph-properties fo:break-before="page"/>
      <style:text-properties fo:font-weight="normal" officeooo:rsid="002dcbd9" officeooo:paragraph-rsid="002dcbd9" style:font-weight-asian="normal" style:font-weight-complex="normal"/>
    </style:style>
    <style:style style:name="P23" style:family="paragraph" style:parent-style-name="Contents_20_Heading">
      <style:paragraph-properties fo:break-before="page"/>
    </style:style>
    <style:style style:name="P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Heading_20_1">
      <style:paragraph-properties fo:text-align="center" style:justify-single-word="false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3">
      <style:paragraph-properties fo:break-before="page"/>
    </style:style>
    <style:style style:name="P28" style:family="paragraph" style:parent-style-name="Heading_20_2">
      <style:text-properties officeooo:rsid="000e7b14" officeooo:paragraph-rsid="000e7b14"/>
    </style:style>
    <style:style style:name="P29" style:family="paragraph" style:parent-style-name="Heading_20_2">
      <style:text-properties officeooo:rsid="001544bb" officeooo:paragraph-rsid="001544bb"/>
    </style:style>
    <style:style style:name="P30" style:family="paragraph" style:parent-style-name="Heading_20_2">
      <style:text-properties officeooo:paragraph-rsid="0016c967"/>
    </style:style>
    <style:style style:name="P31" style:family="paragraph" style:parent-style-name="Heading_20_2">
      <style:text-properties officeooo:rsid="00265c4f" officeooo:paragraph-rsid="00265c4f"/>
    </style:style>
    <style:style style:name="T1" style:family="text">
      <style:text-properties officeooo:rsid="000be3c2"/>
    </style:style>
    <style:style style:name="T2" style:family="text">
      <style:text-properties officeooo:rsid="000d0f5d"/>
    </style:style>
    <style:style style:name="T3" style:family="text">
      <style:text-properties officeooo:rsid="0011a25b"/>
    </style:style>
    <style:style style:name="T4" style:family="text">
      <style:text-properties officeooo:rsid="0011abfe"/>
    </style:style>
    <style:style style:name="T5" style:family="text">
      <style:text-properties officeooo:rsid="001434d2"/>
    </style:style>
    <style:style style:name="T6" style:family="text">
      <style:text-properties officeooo:rsid="00155ce0"/>
    </style:style>
    <style:style style:name="T7" style:family="text">
      <style:text-properties officeooo:rsid="00159f65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93ee4" style:font-weight-asian="normal" style:font-weight-complex="normal"/>
    </style:style>
    <style:style style:name="T10" style:family="text">
      <style:text-properties fo:font-weight="normal" officeooo:rsid="002fdb8c" style:font-weight-asian="normal" style:font-weight-complex="normal"/>
    </style:style>
    <style:style style:name="T11" style:family="text">
      <style:text-properties officeooo:rsid="0016c967"/>
    </style:style>
    <style:style style:name="T12" style:family="text">
      <style:text-properties officeooo:rsid="0018acef"/>
    </style:style>
    <style:style style:name="T13" style:family="text">
      <style:text-properties officeooo:rsid="0024dbb2"/>
    </style:style>
    <style:style style:name="T14" style:family="text">
      <style:text-properties officeooo:rsid="00265c4f"/>
    </style:style>
    <style:style style:name="T15" style:family="text">
      <style:text-properties officeooo:rsid="00293ee4"/>
    </style:style>
    <style:style style:name="T16" style:family="text">
      <style:text-properties officeooo:rsid="002a0741"/>
    </style:style>
    <style:style style:name="T17" style:family="text">
      <style:text-properties officeooo:rsid="002be04e"/>
    </style:style>
    <style:style style:name="T18" style:family="text">
      <style:text-properties officeooo:rsid="002fdb8c"/>
    </style:style>
    <style:style style:name="T19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middle" style:vertical-rel="page" style:horizontal-pos="center" style:horizontal-rel="page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draw:z-index="0">
        <draw:text-box fo:min-height="0.864cm" fo:min-width="11.502cm">
          <text:p text:style-name="Title"><text:span text:style-name="T2">Eeppinen d</text:span>rinkkiarkisto</text:p>
        </draw:text-box>
      </draw:frame>
      <text:h text:style-name="P25" text:outline-level="1"/>
      <text:table-of-content text:style-name="Sect1" text:protected="true" text:name="Table of Contents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23">Sisällysluettelo</text:p>
          </text:index-title>
          <text:p text:style-name="P1"><text:a xlink:type="simple" xlink:href="#__RefHeading__107_26449249" text:style-name="Index_20_Link" text:visited-style-name="Index_20_Link">Johdanto<text:tab/>3</text:a></text:p>
          <text:p text:style-name="P24"><text:a xlink:type="simple" xlink:href="#__RefHeading__119_26449249" text:style-name="Index_20_Link" text:visited-style-name="Index_20_Link">Yleistä<text:tab/>3</text:a></text:p>
          <text:p text:style-name="P24"><text:a xlink:type="simple" xlink:href="#__RefHeading__150_26449249" text:style-name="Index_20_Link" text:visited-style-name="Index_20_Link">Toiminnot<text:tab/>3</text:a></text:p>
          <text:p text:style-name="P24"><text:a xlink:type="simple" xlink:href="#__RefHeading__152_26449249" text:style-name="Index_20_Link" text:visited-style-name="Index_20_Link">Käyttöympäristö<text:tab/>3</text:a></text:p>
          <text:p text:style-name="P24"><text:a xlink:type="simple" xlink:href="#__RefHeading__154_26449249" text:style-name="Index_20_Link" text:visited-style-name="Index_20_Link">Palvelinympäristö<text:tab/>3</text:a></text:p>
          <text:p text:style-name="P1"><text:a xlink:type="simple" xlink:href="#__RefHeading__109_26449249" text:style-name="Index_20_Link" text:visited-style-name="Index_20_Link">Järjestelmän yleiskuva<text:tab/>4</text:a></text:p>
          <text:p text:style-name="P24"><text:a xlink:type="simple" xlink:href="#__RefHeading__156_26449249" text:style-name="Index_20_Link" text:visited-style-name="Index_20_Link">Käyttäjät<text:tab/>4</text:a></text:p>
          <text:p text:style-name="P1"><text:a xlink:type="simple" xlink:href="#__RefHeading__111_26449249" text:style-name="Index_20_Link" text:visited-style-name="Index_20_Link">Järjestelmän tietosisältö<text:tab/>5</text:a></text:p>
          <text:p text:style-name="P1"><text:a xlink:type="simple" xlink:href="#__RefHeading__113_26449249" text:style-name="Index_20_Link" text:visited-style-name="Index_20_Link">Relaatiotietokantakaavio<text:tab/>5</text:a></text:p>
          <text:p text:style-name="P1"><text:a xlink:type="simple" xlink:href="#__RefHeading__115_26449249" text:style-name="Index_20_Link" text:visited-style-name="Index_20_Link">Järjestelmän yleisrakenne<text:tab/>5</text:a></text:p>
          <text:p text:style-name="P1"><text:a xlink:type="simple" xlink:href="#__RefHeading__117_26449249" text:style-name="Index_20_Link" text:visited-style-name="Index_20_Link">Käyttöliittymä ja järjestelmän komponentit<text:tab/>5</text:a></text:p>
          <text:p text:style-name="P1"><text:a xlink:type="simple" xlink:href="#__RefHeading__121_26449249" text:style-name="Index_20_Link" text:visited-style-name="Index_20_Link">Asennustiedot<text:tab/>5</text:a></text:p>
          <text:p text:style-name="P1"><text:a xlink:type="simple" xlink:href="#__RefHeading__123_26449249" text:style-name="Index_20_Link" text:visited-style-name="Index_20_Link">Käynnistys- / käyttöohje<text:tab/>5</text:a></text:p>
          <text:p text:style-name="P1"><text:a xlink:type="simple" xlink:href="#__RefHeading__125_26449249" text:style-name="Index_20_Link" text:visited-style-name="Index_20_Link">Testaus, tunnetut bugit ja puutteet &amp; jatkokehitysideat<text:tab/>5</text:a></text:p>
          <text:p text:style-name="P1"><text:a xlink:type="simple" xlink:href="#__RefHeading__127_26449249" text:style-name="Index_20_Link" text:visited-style-name="Index_20_Link">Omat kokemukset<text:tab/>5</text:a></text:p>
          <text:p text:style-name="P1"><text:a xlink:type="simple" xlink:href="#__RefHeading__129_26449249" text:style-name="Index_20_Link" text:visited-style-name="Index_20_Link">Liitteet<text:tab/>5</text:a></text:p>
        </text:index-body>
      </text:table-of-content>
      <text:p text:style-name="P2"/>
      <text:h text:style-name="P26" text:outline-level="1"><text:bookmark-start text:name="__RefHeading__107_26449249"/><text:span text:style-name="T1">Johdanto</text:span><text:bookmark-end text:name="__RefHeading__107_26449249"/></text:h>
      <text:h text:style-name="P28" text:outline-level="2"><text:bookmark-start text:name="__RefHeading__119_26449249"/>Yleistä<text:bookmark-end text:name="__RefHeading__119_26449249"/></text:h>
      <text:p text:style-name="P3">Tämän dokumentin kuvaama järjestelmä on Harjoitustyö: tietokantasovellus -kurssille toteuttava drinkkiarkisto. "Eeppinen drinkkiarkisto" on <text:span text:style-name="T3">WWW-</text:span>selaimella käytettävä sovellus, jolla käyttäjä voi ylläpitää drinkkireseptikokoelmaansa. </text:p>
      <text:p text:style-name="P3"/>
      <text:h text:style-name="P29" text:outline-level="2"><text:bookmark-start text:name="__RefHeading__150_26449249"/>Toiminnot<text:bookmark-end text:name="__RefHeading__150_26449249"/></text:h>
      <text:p text:style-name="P3"><text:span text:style-name="T3">Sovelluksen</text:span> <text:span text:style-name="T5">perustoimintoja</text:span> o<text:span text:style-name="T5">vat</text:span> drinkkien <text:span text:style-name="T4">lisäys, poisto, muokkaus ja etsiminen. Drinkkejä voidaan etsiä joko nimen/nimien tai ainesosien perusteella. Drinkkireseptejä voidaan merkata suosikeiksi.</text:span></text:p>
      <text:p text:style-name="P3"><text:span text:style-name="T3">Koska parhaat drinkkireseptit halutaan pitää salaisina, toteutetaan järjestelmään käyttäjätunnukseen ja salasanaan perustuva kirjautuminen, sekä käyttäjätunnusten hallinnointi.</text:span></text:p>
      <text:p text:style-name="P5"/>
      <text:h text:style-name="P30" text:outline-level="2"><text:bookmark-start text:name="__RefHeading__152_26449249"/>Käyttöympäristö<text:bookmark-end text:name="__RefHeading__152_26449249"/></text:h>
      <text:p text:style-name="P16">Järjestelmä toimii HTML5:ttä ja Javascriptiä tukevilla selaimilla. <text:span text:style-name="T12">Tietoliikennevaatimukset ovat pienet.</text:span></text:p>
      <text:p text:style-name="P16"/>
      <text:h text:style-name="Heading_20_2" text:outline-level="2"><text:bookmark-start text:name="__RefHeading__154_26449249"/><text:span text:style-name="T11">Palveliny</text:span>mpäristö<text:bookmark-end text:name="__RefHeading__154_26449249"/></text:h>
      <text:p text:style-name="P4">Eeppinen drinkkiarkisto on JavaEE sovellus, jota ajetaan <text:span text:style-name="T6">users.cs.helsinki.fi -palvelimella. Sovellus käyttää </text:span>Apache Tomcat <text:span text:style-name="T6">palvelinohjelmistoa ja </text:span>PostgreSQL-tietokantapalvelinta.</text:p>
      <text:p text:style-name="P15"/>
      <text:h text:style-name="P26" text:outline-level="1"><text:bookmark-start text:name="__RefHeading__109_26449249"/>Järjestelmän yleiskuva<text:bookmark-end text:name="__RefHeading__109_26449249"/></text:h>
      <text:p text:style-name="Text_20_body"/>
      <text:h text:style-name="Heading_20_2" text:outline-level="2"><text:bookmark-start text:name="__RefHeading__156_26449249"/>Käyttäjät<text:bookmark-end text:name="__RefHeading__156_26449249"/></text:h>
      <text:p text:style-name="P6">Järjestelmän käyttäjät jaetaan kahteen <text:span text:style-name="T7">ryhmään</text:span>: peruskäyttäjiin ja ylläpitäjiin. Ylläpitäjien ryhmään kuuluu pysyvästi <text:span text:style-name="T7">vain yksi k</text:span>äyttäjä. <text:span text:style-name="T14">Kaikki muut ovat peruskäyttäjiä.</text:span></text:p>
      <text:p text:style-name="P7"/>
      <text:h text:style-name="P31" text:outline-level="2">Käyttötapaukset</text:h>
      <text:h text:style-name="Heading_20_3" text:outline-level="3">Ylläpitäjä</text:h>
      <text:p text:style-name="P9">Käyttäjän lisäys</text:p>
      <text:p text:style-name="P9"><text:span text:style-name="T9">Kysyy käyttäjätunnuksen ja salasanan ja l</text:span><text:span text:style-name="T8">isää järjestelmään uuden käyttäjän.</text:span></text:p>
      <text:p text:style-name="P9"><text:span text:style-name="T8"/></text:p>
      <text:p text:style-name="P9">Käyttäjän poisto</text:p>
      <text:p text:style-name="P17"><text:span text:style-name="T15">Näyttää käyttäjät ja poistaa </text:span>järjestelmästä <text:span text:style-name="T15">valitun käyttäjän.</text:span></text:p>
      <text:p text:style-name="P17"/>
      <text:p text:style-name="P9">Drinkkilistan lisäys</text:p>
      <text:p text:style-name="P17"><text:span text:style-name="T15">Kysyy tiedostonimeä, l</text:span>ukee tiedoston sisällön <text:span text:style-name="T16">ja lisää</text:span> löydetyt <text:span text:style-name="T18">drinkit</text:span>.</text:p>
      <text:p text:style-name="P17"/>
      <text:p text:style-name="P9">Drinkkiehdotuksen hyväksyminen</text:p>
      <text:p text:style-name="P17"><text:span text:style-name="T15">Näyttää käyttäjien drinkkiehdotukset ja lisää valitut drinkkiehdotukset.</text:span></text:p>
      <text:p text:style-name="P17"/>
      <text:p text:style-name="P9">Drinkkien listaus</text:p>
      <text:p text:style-name="P17">Näyttää järjestelmässä olevat <text:span text:style-name="T18">drinkit</text:span>.</text:p>
      <text:p text:style-name="P17"/>
      <text:p text:style-name="P11">Drinkin lisäys</text:p>
      <text:p text:style-name="P19"><text:span text:style-name="T16">Kysyy drinkin tiedot ja l</text:span>isää drinkin järjestelmään.</text:p>
      <text:p text:style-name="P11"/>
      <text:p text:style-name="P9">Drinkin poisto</text:p>
      <text:p text:style-name="P17"><text:span text:style-name="T16">Näyttää drinkit ja p</text:span>oistaa valitun <text:span text:style-name="T18">drinkin</text:span> järjestelmästä.</text:p>
      <text:p text:style-name="P8"/>
      <text:h text:style-name="P27" text:outline-level="3"><text:span text:style-name="T13">P</text:span>eruskäyttäjä</text:h>
      <text:p text:style-name="P9">Drinkin <text:span text:style-name="T17">haku</text:span></text:p>
      <text:p text:style-name="P20">Näyttää hakulomakkeen jossa voi valita ainesosia ja/tai kirjoittaa nimen. Näyttää <text:span text:style-name="T18">drinkit</text:span> jotka täsmäävät hakuehtoihin.</text:p>
      <text:p text:style-name="P13"/>
      <text:p text:style-name="P10">Drinkkien listaus</text:p>
      <text:p text:style-name="P18">Näyttää järjestelmässä olevat <text:span text:style-name="T18">drinkit</text:span>.</text:p>
      <text:p text:style-name="P18"/>
      <text:p text:style-name="P14">Drinkin valinta suosikiksi</text:p>
      <text:p text:style-name="P21">Drinkkihausta tai listauksesta valitaan drinkki suosikiksi.</text:p>
      <text:p text:style-name="P21"/>
      <text:p text:style-name="P14">Drinkkisuosikkien näyttö</text:p>
      <text:p text:style-name="P21">Näyttää listan käyttäjän valitsemista suosikkidrinkeistä.</text:p>
      <text:p text:style-name="P20"/>
      <text:p text:style-name="P12">Drinkin ehdotus</text:p>
      <text:p text:style-name="P12"><text:span text:style-name="T8">Kysyy </text:span><text:span text:style-name="T10">drinkin</text:span><text:span text:style-name="T8"> tiedot ja lähettää </text:span><text:span text:style-name="T10">drinkkiehdotuksen</text:span><text:span text:style-name="T8"> ylläpitäjälle.</text:span></text:p>
      <text:p text:style-name="P22"/>
      <text:h text:style-name="P26" text:outline-level="1"><text:bookmark-start text:name="__RefHeading__111_26449249"/>Järjestelmän tietosisältö<text:bookmark-end text:name="__RefHeading__111_26449249"/></text:h>
      <text:h text:style-name="Heading_20_1" text:outline-level="1"><text:bookmark-start text:name="__RefHeading__113_26449249"/>Relaatiotietokantakaavio<text:bookmark-end text:name="__RefHeading__113_26449249"/></text:h>
      <text:h text:style-name="Heading_20_1" text:outline-level="1"><text:bookmark-start text:name="__RefHeading__115_26449249"/>Järjestelmän yleisrakenne<text:bookmark-end text:name="__RefHeading__115_26449249"/></text:h>
      <text:h text:style-name="Heading_20_1" text:outline-level="1"><text:bookmark-start text:name="__RefHeading__117_26449249"/>Käyttöliittymä ja järjestelmän komponentit<text:bookmark-end text:name="__RefHeading__117_26449249"/></text:h>
      <text:h text:style-name="Heading_20_1" text:outline-level="1"><text:bookmark-start text:name="__RefHeading__121_26449249"/>Asennustiedot<text:bookmark-end text:name="__RefHeading__121_26449249"/></text:h>
      <text:h text:style-name="Heading_20_1" text:outline-level="1"><text:bookmark-start text:name="__RefHeading__123_26449249"/>Käynnistys- / käyttöohje<text:bookmark-end text:name="__RefHeading__123_26449249"/></text:h>
      <text:h text:style-name="Heading_20_1" text:outline-level="1"><text:bookmark-start text:name="__RefHeading__125_26449249"/>Testaus, tunnetut bugit ja puutteet &amp; jatkokehitysideat<text:bookmark-end text:name="__RefHeading__125_26449249"/></text:h>
      <text:h text:style-name="Heading_20_1" text:outline-level="1"><text:bookmark-start text:name="__RefHeading__127_26449249"/>Omat kokemukset<text:bookmark-end text:name="__RefHeading__127_26449249"/></text:h>
      <text:h text:style-name="Heading_20_1" text:outline-level="1"><text:bookmark-start text:name="__RefHeading__129_26449249"/>Liitteet<text:bookmark-end text:name="__RefHeading__129_26449249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3M14S</meta:editing-duration>
    <meta:editing-cycles>35</meta:editing-cycles>
    <meta:generator>LibreOffice/4.3.0.4$Windows_x86 LibreOffice_project/62ad5818884a2fc2e5780dd45466868d41009ec0</meta:generator>
    <dc:date>2014-08-03T22:44:07.770000000</dc:date>
    <meta:document-statistic meta:table-count="0" meta:image-count="0" meta:object-count="0" meta:page-count="7" meta:paragraph-count="67" meta:word-count="298" meta:character-count="2794" meta:non-whitespace-character-count="2562"/>
    <meta:user-defined meta:name="Info 1"/>
    <meta:user-defined meta:name="Info 2"/>
    <meta:user-defined meta:name="Info 3"/>
    <meta:user-defined meta:name="Info 4"/>
  </office:meta>
</office:document-meta>
</file>